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acb8" officeooo:paragraph-rsid="0002acb8"/>
    </style:style>
    <style:style style:name="P2" style:family="paragraph" style:parent-style-name="Standard">
      <style:text-properties officeooo:rsid="00048bb6" officeooo:paragraph-rsid="00048bb6"/>
    </style:style>
    <style:style style:name="P3" style:family="paragraph" style:parent-style-name="Standard">
      <style:text-properties officeooo:rsid="0006687e" officeooo:paragraph-rsid="0006687e"/>
    </style:style>
    <style:style style:name="T1" style:family="text">
      <style:text-properties officeooo:rsid="000668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tecture Patterns / Framework </text:p>
      <text:p text:style-name="P1"/>
      <text:p text:style-name="P1">The application will make use of a four-tier layered pattern, which consists of:</text:p>
      <text:p text:style-name="P1"><text:tab/>The Presentation layer</text:p>
      <text:p text:style-name="P1"><text:tab/>The Application layer</text:p>
      <text:p text:style-name="P1"><text:tab/>The Web Services layer</text:p>
      <text:p text:style-name="P1"><text:tab/>The Data layer</text:p>
      <text:p text:style-name="P1"/>
      <text:p text:style-name="P2">The Presentation layer</text:p>
      <text:p text:style-name="P2"><text:tab/>this consists of an interface through which the users can access the application layer. This <text:tab/>layer also captures the user's input, validates it and passes the information to the application <text:tab/>layer.</text:p>
      <text:p text:style-name="P2"/>
      <text:p text:style-name="P2">The Application layer </text:p>
      <text:p text:style-name="P2"><text:tab/>This layer provides the back-end services of the system, ie the functionality of the system. <text:tab/>Access to the web services layer is managed in this layer. The application layer may also be <text:tab/>used as temporary storage when the database cannot be accessed.</text:p>
      <text:p text:style-name="P2"/>
      <text:p text:style-name="P2">The Web Services layer</text:p>
      <text:p text:style-name="P2"><text:tab/>Here the information that was processed in the application layer is received and <text:span text:style-name="T1">passed <text:tab/>down </text:span>to the database. <text:span text:style-name="T1">Access to the database will be read and write. This layer is where the <text:tab/>sever is situated.</text:span></text:p>
      <text:p text:style-name="P2"/>
      <text:p text:style-name="P3">The Data layer</text:p>
      <text:p text:style-name="P3"><text:tab/>This layer is the actual database. The information is added to the database in this laye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05:15:11.233147265</meta:creation-date>
    <dc:date>2016-02-23T09:53:41.538597128</dc:date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14" meta:word-count="167" meta:character-count="1021" meta:non-whitespace-character-count="852"/>
  </office:meta>
</office:document-meta>
</file>